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15b5"/>
    </style:style>
    <style:style style:name="P2" style:family="paragraph" style:parent-style-name="Text_20_body">
      <style:text-properties officeooo:rsid="00073425" officeooo:paragraph-rsid="00073425"/>
    </style:style>
    <style:style style:name="P3" style:family="paragraph" style:parent-style-name="Text_20_body">
      <style:text-properties style:font-name="DejaVu Sans" fo:font-size="10.5pt" fo:font-weight="normal" officeooo:rsid="00d9faa2" officeooo:paragraph-rsid="00073425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style:font-name="DejaVu Sans" fo:font-size="10.5pt" fo:font-weight="normal" officeooo:rsid="000ac087" officeooo:paragraph-rsid="000ac087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style:font-name="DejaVu Sans" fo:font-size="10.5pt" fo:font-weight="normal" officeooo:rsid="000ac087" officeooo:paragraph-rsid="001108cd" style:font-size-asian="10.5pt" style:font-weight-asian="normal" style:font-size-complex="10.5pt" style:font-weight-complex="normal"/>
    </style:style>
    <style:style style:name="P6" style:family="paragraph" style:parent-style-name="Text_20_body">
      <style:text-properties officeooo:paragraph-rsid="0009603f"/>
    </style:style>
    <style:style style:name="P7" style:family="paragraph" style:parent-style-name="Text_20_body">
      <style:text-properties officeooo:paragraph-rsid="000f5b33"/>
    </style:style>
    <style:style style:name="P8" style:family="paragraph" style:parent-style-name="Text_20_body">
      <style:text-properties officeooo:rsid="0009603f" officeooo:paragraph-rsid="001108cd"/>
    </style:style>
    <style:style style:name="P9" style:family="paragraph" style:parent-style-name="Text_20_body" style:list-style-name="L1">
      <style:text-properties officeooo:paragraph-rsid="00073425"/>
    </style:style>
    <style:style style:name="P10" style:family="paragraph" style:parent-style-name="Text_20_body" style:list-style-name="L1">
      <style:text-properties officeooo:paragraph-rsid="0007880f"/>
    </style:style>
    <style:style style:name="P11" style:family="paragraph" style:parent-style-name="Text_20_body" style:list-style-name="L1">
      <style:text-properties officeooo:paragraph-rsid="00094733"/>
    </style:style>
    <style:style style:name="P12" style:family="paragraph" style:parent-style-name="Text_20_body" style:list-style-name="L1">
      <style:text-properties officeooo:paragraph-rsid="000f5b33"/>
    </style:style>
    <style:style style:name="P13" style:family="paragraph" style:parent-style-name="Text_20_body" style:list-style-name="L1">
      <style:text-properties officeooo:paragraph-rsid="0009603f"/>
    </style:style>
    <style:style style:name="P14" style:family="paragraph" style:parent-style-name="Text_20_body" style:list-style-name="L1">
      <style:text-properties officeooo:paragraph-rsid="000ac087"/>
    </style:style>
    <style:style style:name="P15" style:family="paragraph" style:parent-style-name="Text_20_body" style:list-style-name="L1">
      <style:text-properties officeooo:paragraph-rsid="001108cd"/>
    </style:style>
    <style:style style:name="P16" style:family="paragraph" style:parent-style-name="Text_20_body" style:list-style-name="L1">
      <style:text-properties officeooo:paragraph-rsid="0012d226"/>
    </style:style>
    <style:style style:name="P17" style:family="paragraph" style:parent-style-name="Text_20_body" style:list-style-name="L1">
      <style:text-properties officeooo:paragraph-rsid="0013fa91"/>
    </style:style>
    <style:style style:name="P18" style:family="paragraph" style:parent-style-name="Text_20_body" style:list-style-name="L1">
      <style:text-properties officeooo:paragraph-rsid="0016e322"/>
    </style:style>
    <style:style style:name="P19" style:family="paragraph" style:parent-style-name="Text_20_body" style:list-style-name="L1">
      <style:text-properties fo:color="#000000" officeooo:paragraph-rsid="00073425"/>
    </style:style>
    <style:style style:name="P20" style:family="paragraph" style:parent-style-name="Text_20_body" style:list-style-name="L1">
      <style:text-properties style:font-name="DejaVu Sans" fo:font-size="10.5pt" fo:font-weight="normal" officeooo:paragraph-rsid="00073425" style:font-size-asian="10.5pt" style:font-weight-asian="normal" style:font-size-complex="10.5pt" style:font-weight-complex="normal"/>
    </style:style>
    <style:style style:name="P21" style:family="paragraph" style:parent-style-name="Text_20_body" style:list-style-name="L1">
      <style:text-properties style:font-name="DejaVu Sans" fo:font-size="10.5pt" fo:font-weight="normal" officeooo:paragraph-rsid="0009603f" style:font-size-asian="10.5pt" style:font-weight-asian="normal" style:font-size-complex="10.5pt" style:font-weight-complex="normal"/>
    </style:style>
    <style:style style:name="P22" style:family="paragraph" style:parent-style-name="Text_20_body" style:list-style-name="L1">
      <style:text-properties style:font-name="DejaVu Sans" fo:font-size="10.5pt" fo:font-weight="normal" officeooo:paragraph-rsid="001108cd" style:font-size-asian="10.5pt" style:font-weight-asian="normal" style:font-size-complex="10.5pt" style:font-weight-complex="normal"/>
    </style:style>
    <style:style style:name="P23" style:family="paragraph" style:parent-style-name="Text_20_body" style:list-style-name="L1">
      <style:text-properties style:font-name="DejaVu Sans" fo:font-size="10.5pt" fo:font-weight="normal" officeooo:paragraph-rsid="00073425" fo:background-color="#ffff00" style:font-size-asian="10.5pt" style:font-weight-asian="normal" style:font-size-complex="10.5pt" style:font-weight-complex="normal"/>
    </style:style>
    <style:style style:name="P24" style:family="paragraph" style:parent-style-name="Text_20_body" style:list-style-name="L1">
      <style:text-properties style:font-name="DejaVu Sans" fo:font-size="10.5pt" fo:font-weight="normal" officeooo:paragraph-rsid="0009603f" fo:background-color="#ffff00" style:font-size-asian="10.5pt" style:font-weight-asian="normal" style:font-size-complex="10.5pt" style:font-weight-complex="normal"/>
    </style:style>
    <style:style style:name="P25" style:family="paragraph" style:parent-style-name="Text_20_body" style:list-style-name="L1">
      <style:text-properties style:font-name="DejaVu Sans" fo:font-size="10.5pt" fo:font-weight="normal" officeooo:paragraph-rsid="001108cd" fo:background-color="#ffff00" style:font-size-asian="10.5pt" style:font-weight-asian="normal" style:font-size-complex="10.5pt" style:font-weight-complex="normal"/>
    </style:style>
    <style:style style:name="P26" style:family="paragraph" style:parent-style-name="Text_20_body" style:list-style-name="L1">
      <style:text-properties style:font-name="DejaVu Sans" fo:font-size="10.5pt" fo:font-weight="normal" officeooo:rsid="0009603f" officeooo:paragraph-rsid="000f5b33" fo:background-color="#ffff00" style:font-size-asian="10.5pt" style:font-weight-asian="normal" style:font-size-complex="10.5pt" style:font-weight-complex="normal"/>
    </style:style>
    <style:style style:name="P27" style:family="paragraph" style:parent-style-name="Text_20_body" style:list-style-name="L1">
      <style:text-properties style:font-name="DejaVu Sans" fo:font-size="10.5pt" fo:font-weight="normal" officeooo:rsid="00f1dd66" officeooo:paragraph-rsid="0009603f" fo:background-color="#ffff00" style:font-size-asian="10.5pt" style:font-weight-asian="normal" style:font-size-complex="10.5pt" style:font-weight-complex="normal"/>
    </style:style>
    <style:style style:name="P28" style:family="paragraph" style:parent-style-name="Text_20_body" style:list-style-name="L1">
      <style:text-properties style:font-name="DejaVu Sans" fo:font-size="10.5pt" fo:font-weight="normal" officeooo:rsid="00f1dd66" officeooo:paragraph-rsid="001108cd" fo:background-color="#ffff00" style:font-size-asian="10.5pt" style:font-weight-asian="normal" style:font-size-complex="10.5pt" style:font-weight-complex="normal"/>
    </style:style>
    <style:style style:name="P29" style:family="paragraph" style:parent-style-name="Text_20_body" style:list-style-name="L1">
      <style:text-properties style:font-name="DejaVu Sans" fo:font-size="10.5pt" fo:font-weight="normal" officeooo:rsid="00c7f047" officeooo:paragraph-rsid="0016e322" fo:background-color="#ffff00" style:font-size-asian="10.5pt" style:font-weight-asian="normal" style:font-size-complex="10.5pt" style:font-weight-complex="normal"/>
    </style:style>
    <style:style style:name="P30" style:family="paragraph" style:parent-style-name="Text_20_body" style:list-style-name="L1">
      <style:text-properties style:font-name="DejaVu Sans" fo:font-size="10.5pt" fo:font-weight="bold" officeooo:paragraph-rsid="00073425" style:font-size-asian="10.5pt" style:font-weight-asian="bold" style:font-size-complex="10.5pt" style:font-weight-complex="bold"/>
    </style:style>
    <style:style style:name="P31" style:family="paragraph" style:parent-style-name="Text_20_body" style:list-style-name="L1">
      <style:text-properties style:font-name="DejaVu Sans" fo:font-size="10.5pt" fo:font-weight="bold" officeooo:paragraph-rsid="0009603f" style:font-size-asian="10.5pt" style:font-weight-asian="bold" style:font-size-complex="10.5pt" style:font-weight-complex="bold"/>
    </style:style>
    <style:style style:name="P32" style:family="paragraph" style:parent-style-name="Text_20_body" style:list-style-name="L1">
      <style:text-properties style:font-name="DejaVu Sans" fo:font-size="10.5pt" fo:font-weight="bold" officeooo:paragraph-rsid="001108cd" style:font-size-asian="10.5pt" style:font-weight-asian="bold" style:font-size-complex="10.5pt" style:font-weight-complex="bold"/>
    </style:style>
    <style:style style:name="P33" style:family="paragraph" style:parent-style-name="Text_20_body" style:list-style-name="L1">
      <style:text-properties style:font-name="DejaVu Sans" fo:font-size="10.5pt" fo:font-weight="bold" officeooo:rsid="00c7f047" officeooo:paragraph-rsid="00073425" style:font-size-asian="10.5pt" style:font-weight-asian="bold" style:font-size-complex="10.5pt" style:font-weight-complex="bold"/>
    </style:style>
    <style:style style:name="P34" style:family="paragraph" style:parent-style-name="Text_20_body" style:list-style-name="L1">
      <style:text-properties style:font-name="DejaVu Sans" fo:font-size="10.5pt" fo:font-weight="bold" officeooo:rsid="00c7f047" officeooo:paragraph-rsid="0009603f" style:font-size-asian="10.5pt" style:font-weight-asian="bold" style:font-size-complex="10.5pt" style:font-weight-complex="bold"/>
    </style:style>
    <style:style style:name="P35" style:family="paragraph" style:parent-style-name="Text_20_body" style:list-style-name="L1">
      <style:text-properties style:font-name="DejaVu Sans" fo:font-size="10.5pt" fo:font-weight="bold" officeooo:rsid="00c7f047" officeooo:paragraph-rsid="001108cd" style:font-size-asian="10.5pt" style:font-weight-asian="bold" style:font-size-complex="10.5pt" style:font-weight-complex="bold"/>
    </style:style>
    <style:style style:name="P36" style:family="paragraph" style:parent-style-name="Text_20_body" style:list-style-name="L1">
      <style:text-properties fo:font-variant="normal" fo:text-transform="none" fo:color="#333333" style:font-name="DejaVu Sans" fo:font-size="10.5pt" fo:letter-spacing="normal" fo:font-style="normal" fo:font-weight="normal" officeooo:rsid="0024517f" officeooo:paragraph-rsid="00073425" style:font-size-asian="10.5pt" style:font-weight-asian="normal" style:font-size-complex="10.5pt" style:font-weight-complex="normal"/>
    </style:style>
    <style:style style:name="P37" style:family="paragraph" style:parent-style-name="Text_20_body">
      <style:text-properties fo:font-weight="bold" officeooo:rsid="0009603f" officeooo:paragraph-rsid="001108cd" style:font-weight-asian="bold" style:font-weight-complex="bold"/>
    </style:style>
    <style:style style:name="P38" style:family="paragraph" style:parent-style-name="Heading_20_1">
      <style:paragraph-properties fo:break-before="page"/>
      <style:text-properties officeooo:paragraph-rsid="000615b5"/>
    </style:style>
    <style:style style:name="T1" style:family="text">
      <style:text-properties officeooo:rsid="000615b5"/>
    </style:style>
    <style:style style:name="T2" style:family="text">
      <style:text-properties fo:font-variant="normal" fo:text-transform="none" fo:color="#333333" fo:letter-spacing="normal" fo:font-style="italic" fo:font-weight="normal" officeooo:rsid="0159c9b5" fo:background-color="#ffffff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333333" fo:letter-spacing="normal" fo:font-style="normal" fo:font-weight="normal" officeooo:rsid="0159c9b5" fo:background-color="#ffffff" loext:char-shading-value="0" style:font-weight-asian="normal" style:font-weight-complex="normal"/>
    </style:style>
    <style:style style:name="T4" style:family="text">
      <style:text-properties fo:font-variant="normal" fo:text-transform="none" fo:color="#333333" fo:letter-spacing="normal" fo:font-style="normal" fo:font-weight="normal" officeooo:rsid="00682ded" fo:background-color="#ffffff" loext:char-shading-value="0" style:font-weight-asian="normal" style:font-weight-complex="normal"/>
    </style:style>
    <style:style style:name="T5" style:family="text">
      <style:text-properties fo:font-variant="normal" fo:text-transform="none" fo:color="#333333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normal" officeooo:rsid="0016e322" fo:background-color="#ffffff" loext:char-shading-value="0" style:font-weight-asian="normal" style:font-weight-complex="normal"/>
    </style:style>
    <style:style style:name="T7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officeooo:rsid="001e8461" style:font-size-asian="10.5pt" style:font-weight-asian="normal" style:font-size-complex="10.5pt" style:font-weight-complex="normal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b5b6e4" style:font-size-asian="10.5pt" style:font-weight-asian="normal" style:font-size-complex="10.5pt" style:font-weight-complex="normal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24517f" style:font-size-asian="10.5pt" style:font-weight-asian="normal" style:font-size-complex="10.5pt" style:font-weight-complex="normal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b862e8" style:font-size-asian="10.5pt" style:font-weight-asian="normal" style:font-size-complex="10.5pt" style:font-weight-complex="normal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normal" officeooo:rsid="002d6261" style:font-size-asian="10.5pt" style:font-weight-asian="normal" style:font-size-complex="10.5pt" style:font-weight-complex="normal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normal" officeooo:rsid="00259c83" style:font-size-asian="10.5pt" style:font-weight-asian="normal" style:font-size-complex="10.5pt" style:font-weight-complex="normal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normal" officeooo:rsid="006a73d3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normal" officeooo:rsid="0159c9b5" style:font-size-asian="10.5pt" style:font-weight-asian="normal" style:font-size-complex="10.5pt" style:font-weight-complex="normal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normal" officeooo:rsid="01882124" style:font-size-asian="10.5pt" style:font-weight-asian="normal" style:font-size-complex="10.5pt" style:font-weight-complex="normal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weight-asian="normal" style:font-size-complex="10.5pt" style:font-weight-complex="normal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officeooo:rsid="004a6919" style:font-size-asian="10.5pt" style:font-weight-asian="normal" style:font-size-complex="10.5pt" style:font-weight-complex="normal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bfb7e6" style:font-size-asian="10.5pt" style:font-weight-asian="normal" style:font-size-complex="10.5pt" style:font-weight-complex="normal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065158e" style:font-size-asian="10.5pt" style:font-weight-asian="normal" style:font-size-complex="10.5pt" style:font-weight-complex="normal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069f14d" style:font-size-asian="10.5pt" style:font-weight-asian="normal" style:font-size-complex="10.5pt" style:font-weight-complex="normal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1804f83" style:font-size-asian="10.5pt" style:font-weight-asian="normal" style:font-size-complex="10.5pt" style:font-weight-complex="normal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07880f" style:font-size-asian="10.5pt" style:font-weight-asian="normal" style:font-size-complex="10.5pt" style:font-weight-complex="normal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094733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09603f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333333" style:font-name="DejaVu Sans" fo:font-size="10.5pt" fo:letter-spacing="normal" fo:font-style="normal" fo:font-weight="normal" officeooo:rsid="00efeb42" style:font-size-asian="10.5pt" style:font-weight-asian="normal" style:font-size-complex="10.5pt" style:font-weight-complex="normal"/>
    </style:style>
    <style:style style:name="T29" style:family="text">
      <style:text-properties fo:font-variant="normal" fo:text-transform="none" fo:color="#333333" style:font-name="DejaVu Sans" fo:font-size="10.5pt" fo:letter-spacing="normal" fo:font-style="normal" fo:font-weight="normal" officeooo:rsid="00fad34f" style:font-size-asian="10.5pt" style:font-weight-asian="normal" style:font-size-complex="10.5pt" style:font-weight-complex="normal"/>
    </style:style>
    <style:style style:name="T30" style:family="text">
      <style:text-properties fo:font-variant="normal" fo:text-transform="none" fo:color="#333333" style:font-name="DejaVu Sans" fo:font-size="10.5pt" fo:letter-spacing="normal" fo:font-style="normal" fo:font-weight="normal" officeooo:rsid="00f0bcb1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333333" style:font-name="DejaVu Sans" fo:font-size="10.5pt" fo:letter-spacing="normal" fo:font-style="normal" fo:font-weight="normal" officeooo:rsid="000ac087" style:font-size-asian="10.5pt" style:font-weight-asian="normal" style:font-size-complex="10.5pt" style:font-weight-complex="normal"/>
    </style:style>
    <style:style style:name="T32" style:family="text">
      <style:text-properties fo:font-variant="normal" fo:text-transform="none" fo:color="#333333" style:font-name="DejaVu Sans" fo:font-size="10.5pt" fo:letter-spacing="normal" fo:font-style="normal" fo:font-weight="normal" officeooo:rsid="000c79bd" style:font-size-asian="10.5pt" style:font-weight-asian="normal" style:font-size-complex="10.5pt" style:font-weight-complex="normal"/>
    </style:style>
    <style:style style:name="T33" style:family="text">
      <style:text-properties fo:font-variant="normal" fo:text-transform="none" fo:color="#333333" style:font-name="DejaVu Sans" fo:font-size="10.5pt" fo:letter-spacing="normal" fo:font-style="normal" fo:font-weight="normal" officeooo:rsid="000d685d" style:font-size-asian="10.5pt" style:font-weight-asian="normal" style:font-size-complex="10.5pt" style:font-weight-complex="normal"/>
    </style:style>
    <style:style style:name="T34" style:family="text">
      <style:text-properties fo:font-variant="normal" fo:text-transform="none" fo:color="#333333" style:font-name="DejaVu Sans" fo:font-size="10.5pt" fo:letter-spacing="normal" fo:font-style="normal" fo:font-weight="normal" officeooo:rsid="000f5b33" style:font-size-asian="10.5pt" style:font-weight-asian="normal" style:font-size-complex="10.5pt" style:font-weight-complex="normal"/>
    </style:style>
    <style:style style:name="T35" style:family="text">
      <style:text-properties fo:font-variant="normal" fo:text-transform="none" fo:color="#333333" style:font-name="DejaVu Sans" fo:font-size="10.5pt" fo:letter-spacing="normal" fo:font-style="normal" fo:font-weight="normal" officeooo:rsid="00f1704b" style:font-size-asian="10.5pt" style:font-weight-asian="normal" style:font-size-complex="10.5pt" style:font-weight-complex="normal"/>
    </style:style>
    <style:style style:name="T36" style:family="text">
      <style:text-properties fo:font-variant="normal" fo:text-transform="none" fo:color="#333333" style:font-name="DejaVu Sans" fo:font-size="10.5pt" fo:letter-spacing="normal" fo:font-style="normal" fo:font-weight="normal" officeooo:rsid="001108cd" style:font-size-asian="10.5pt" style:font-weight-asian="normal" style:font-size-complex="10.5pt" style:font-weight-complex="normal"/>
    </style:style>
    <style:style style:name="T37" style:family="text">
      <style:text-properties fo:font-variant="normal" fo:text-transform="none" fo:color="#333333" style:font-name="DejaVu Sans" fo:font-size="10.5pt" fo:letter-spacing="normal" fo:font-style="normal" fo:font-weight="normal" officeooo:rsid="0012b9ae" style:font-size-asian="10.5pt" style:font-weight-asian="normal" style:font-size-complex="10.5pt" style:font-weight-complex="normal"/>
    </style:style>
    <style:style style:name="T38" style:family="text">
      <style:text-properties fo:font-variant="normal" fo:text-transform="none" fo:color="#333333" style:font-name="DejaVu Sans" fo:font-size="10.5pt" fo:letter-spacing="normal" fo:font-style="normal" fo:font-weight="normal" officeooo:rsid="0013fa91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333333" style:font-name="DejaVu Sans" fo:font-size="10.5pt" fo:letter-spacing="normal" fo:font-style="normal" fo:font-weight="normal" officeooo:rsid="0016e322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333333" style:font-name="DejaVu Sans" fo:font-size="10.5pt" fo:letter-spacing="normal" fo:font-style="normal" fo:font-weight="normal" officeooo:rsid="006b9e0a" fo:background-color="#ffff00" loext:char-shading-value="0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42" style:family="text">
      <style:text-properties fo:font-variant="normal" fo:text-transform="none" fo:color="#333333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43" style:family="text">
      <style:text-properties fo:font-variant="normal" fo:text-transform="none" fo:color="#333333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44" style:family="text">
      <style:text-properties fo:font-variant="normal" fo:text-transform="none" fo:color="#333333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45" style:family="text">
      <style:text-properties fo:font-variant="normal" fo:text-transform="none" fo:color="#333333" style:font-name="DejaVu Sans" fo:font-size="10.5pt" fo:letter-spacing="normal" fo:font-style="normal" fo:font-weight="bold" officeooo:rsid="00682ded" style:font-size-asian="10.5pt" style:font-weight-asian="bold" style:font-size-complex="10.5pt" style:font-weight-complex="bold"/>
    </style:style>
    <style:style style:name="T46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47" style:family="text">
      <style:text-properties fo:font-variant="normal" fo:text-transform="none" fo:color="#333333" style:font-name="DejaVu Sans" fo:font-size="10.5pt" fo:letter-spacing="normal" fo:font-style="normal" fo:font-weight="bold" officeooo:rsid="0012d226" style:font-size-asian="10.5pt" style:font-weight-asian="bold" style:font-size-complex="10.5pt" style:font-weight-complex="bold"/>
    </style:style>
    <style:style style:name="T48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49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50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5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94733" style:font-size-asian="10.5pt" style:font-weight-asian="normal" style:font-size-complex="10.5pt" style:font-weight-complex="normal"/>
    </style:style>
    <style:style style:name="T52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d685d" style:font-size-asian="10.5pt" style:font-weight-asian="normal" style:font-size-complex="10.5pt" style:font-weight-complex="normal"/>
    </style:style>
    <style:style style:name="T53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2b9ae" style:font-size-asian="10.5pt" style:font-weight-asian="normal" style:font-size-complex="10.5pt" style:font-weight-complex="normal"/>
    </style:style>
    <style:style style:name="T54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6e322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333333" style:font-name="DejaVu Sans" fo:font-size="10.5pt" fo:letter-spacing="normal" fo:font-style="italic" fo:font-weight="normal" officeooo:rsid="01865553" style:font-size-asian="10.5pt" style:font-style-asian="italic" style:font-weight-asian="normal" style:font-size-complex="10.5pt" style:font-style-complex="italic" style:font-weight-complex="normal"/>
    </style:style>
    <style:style style:name="T56" style:family="text">
      <style:text-properties fo:font-variant="normal" fo:text-transform="none" fo:color="#333333" style:font-name="DejaVu Sans" fo:font-size="10.5pt" fo:letter-spacing="normal" fo:font-style="italic" fo:font-weight="normal" officeooo:rsid="0159c9b5" style:font-size-asian="10.5pt" style:font-style-asian="italic" style:font-weight-asian="normal" style:font-size-complex="10.5pt" style:font-style-complex="italic" style:font-weight-complex="normal"/>
    </style:style>
    <style:style style:name="T57" style:family="text">
      <style:text-properties fo:font-variant="normal" fo:text-transform="none" fo:color="#000000" style:font-name="DejaVu Sans" fo:font-size="10.5pt" fo:letter-spacing="normal" fo:font-style="normal" fo:font-weight="bold" style:font-size-asian="10.5pt" style:font-weight-asian="bold" style:font-size-complex="10.5pt" style:font-weight-complex="bold"/>
    </style:style>
    <style:style style:name="T58" style:family="text">
      <style:text-properties fo:font-variant="normal" fo:text-transform="none" fo:color="#000000" style:font-name="DejaVu Sans" fo:font-size="10.5pt" fo:letter-spacing="normal" fo:font-style="normal" fo:font-weight="bold" officeooo:rsid="0022c45f" style:font-size-asian="10.5pt" style:font-weight-asian="bold" style:font-size-complex="10.5pt" style:font-weight-complex="bold"/>
    </style:style>
    <style:style style:name="T59" style:family="text">
      <style:text-properties fo:font-variant="normal" fo:text-transform="none" fo:color="#000000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60" style:family="text">
      <style:text-properties fo:font-variant="normal" fo:text-transform="none" fo:color="#000000" style:font-name="DejaVu Sans" fo:font-size="10.5pt" fo:letter-spacing="normal" fo:font-style="normal" fo:font-weight="bold" officeooo:rsid="0021bd9f" style:font-size-asian="10.5pt" style:font-weight-asian="bold" style:font-size-complex="10.5pt" style:font-weight-complex="bold"/>
    </style:style>
    <style:style style:name="T61" style:family="text">
      <style:text-properties fo:font-variant="normal" fo:text-transform="none" fo:color="#000000" style:font-name="DejaVu Sans" fo:font-size="10.5pt" fo:letter-spacing="normal" fo:font-style="normal" fo:font-weight="bold" officeooo:rsid="0007880f" style:font-size-asian="10.5pt" style:font-weight-asian="bold" style:font-size-complex="10.5pt" style:font-weight-complex="bold"/>
    </style:style>
    <style:style style:name="T62" style:family="text">
      <style:text-properties fo:font-variant="normal" fo:text-transform="none" fo:color="#000000" style:font-name="DejaVu Sans" fo:font-size="10.5pt" fo:letter-spacing="normal" fo:font-style="normal" fo:font-weight="bold" officeooo:rsid="0012d226" style:font-size-asian="10.5pt" style:font-weight-asian="bold" style:font-size-complex="10.5pt" style:font-weight-complex="bold"/>
    </style:style>
    <style:style style:name="T63" style:family="text">
      <style:text-properties fo:font-variant="normal" fo:text-transform="none" fo:color="#000000" style:font-name="DejaVu Sans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64" style:family="text">
      <style:text-properties fo:font-variant="normal" fo:text-transform="none" fo:color="#000000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65" style:family="text">
      <style:text-properties fo:font-variant="normal" fo:text-transform="none" fo:color="#000000" style:font-name="DejaVu Sans" fo:font-size="10.5pt" fo:letter-spacing="normal" fo:font-style="normal" fo:font-weight="normal" officeooo:rsid="0012d226" style:font-size-asian="10.5pt" style:font-weight-asian="normal" style:font-size-complex="10.5pt" style:font-weight-complex="normal"/>
    </style:style>
    <style:style style:name="T66" style:family="text">
      <style:text-properties fo:font-variant="normal" fo:text-transform="none" style:font-name="DejaVu Sans" fo:font-size="10.5pt" fo:letter-spacing="normal" fo:font-style="normal" fo:font-weight="bold" officeooo:rsid="0024517f" style:font-size-asian="10.5pt" style:font-weight-asian="bold" style:font-size-complex="10.5pt" style:font-weight-complex="bold"/>
    </style:style>
    <style:style style:name="T67" style:family="text">
      <style:text-properties fo:font-variant="normal" fo:text-transform="none" style:font-name="DejaVu Sans" fo:font-size="10.5pt" fo:letter-spacing="normal" fo:font-style="normal" fo:font-weight="bold" officeooo:rsid="00bfb7e6" style:font-size-asian="10.5pt" style:font-weight-asian="bold" style:font-size-complex="10.5pt" style:font-weight-complex="bold"/>
    </style:style>
    <style:style style:name="T68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69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70" style:family="text">
      <style:text-properties style:font-name="DejaVu Sans" fo:font-size="10.5pt" fo:font-weight="normal" officeooo:rsid="0009603f" style:font-size-asian="10.5pt" style:font-weight-asian="normal" style:font-size-complex="10.5pt" style:font-weight-complex="norm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09603f" style:font-weight-asian="bold" style:font-weight-complex="bold"/>
    </style:style>
    <style:style style:name="T73" style:family="text">
      <style:text-properties fo:font-weight="bold" officeooo:rsid="00ed7a85" style:font-weight-asian="bold" style:font-weight-complex="bold"/>
    </style:style>
    <style:style style:name="T74" style:family="text">
      <style:text-properties officeooo:rsid="0007880f"/>
    </style:style>
    <style:style style:name="T75" style:family="text">
      <style:text-properties officeooo:rsid="0009603f"/>
    </style:style>
    <style:style style:name="T76" style:family="text">
      <style:text-properties officeooo:rsid="001108cd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text:span text:style-name="T1">3</text:span>. Data endpoints</text:h>
      <text:p text:style-name="P1"/>
      <text:p text:style-name="P2"><text:span text:style-name="T71">3.1. </text:span><text:span text:style-name="T72">Add object</text:span><text:span text:style-name="T75"> </text:span></text:p>
      <text:p text:style-name="P3">Return <text:span text:style-name="T74">object</text:span> data in JSON format from selected <text:span text:style-name="T74">name</text:span>. </text:p>
      <text:list xml:id="list4840950123913230133" text:style-name="L1">
        <text:list-item>
          <text:p text:style-name="P9"><text:span text:style-name="Strong_20_Emphasis"><text:span text:style-name="T57">URL</text:span></text:span><text:span text:style-name="Strong_20_Emphasis"><text:span text:style-name="T41">:</text:span></text:span><text:span text:style-name="Strong_20_Emphasis"><text:span text:style-name="T7"><text:line-break/><text:tab/></text:span></text:span><text:span text:style-name="T8">{base-URL}</text:span><text:span text:style-name="T9">/</text:span><text:span text:style-name="T27">o</text:span><text:span text:style-name="T25">bject</text:span><text:span text:style-name="T9">/:</text:span><text:span text:style-name="T20">[</text:span><text:span text:style-name="T25">object</text:span><text:span text:style-name="T20">]</text:span></text:p>
        </text:list-item>
        <text:list-item>
          <text:p text:style-name="P9"><text:span text:style-name="Strong_20_Emphasis"><text:span text:style-name="T57">Method</text:span></text:span><text:span text:style-name="Strong_20_Emphasis"><text:span text:style-name="T41">:</text:span></text:span><text:span text:style-name="Strong_20_Emphasis"><text:span text:style-name="T7"><text:line-break/> </text:span></text:span><text:span text:style-name="Strong_20_Emphasis"><text:span text:style-name="T21"><text:tab/></text:span></text:span><text:span text:style-name="T10">GET</text:span></text:p>
        </text:list-item>
        <text:list-item>
          <text:p text:style-name="P19"><text:span text:style-name="T66">U</text:span><text:span text:style-name="T67">RL Parameters:</text:span></text:p>
          <text:list>
            <text:list-item>
              <text:p text:style-name="P20"><text:span text:style-name="T71">Required:</text:span> </text:p>
              <text:list>
                <text:list-item>
                  <text:p text:style-name="P9"><text:span text:style-name="Strong_20_Emphasis"><text:span text:style-name="T10">ob</text:span></text:span><text:span text:style-name="Strong_20_Emphasis"><text:span text:style-name="T25">ject</text:span></text:span><text:span text:style-name="Source_20_Text"><text:span text:style-name="T10">=[string] – </text:span></text:span><text:span text:style-name="Source_20_Text"><text:span text:style-name="T22">the </text:span></text:span><text:span text:style-name="Source_20_Text"><text:span text:style-name="T25">object</text:span></text:span><text:span text:style-name="Source_20_Text"><text:span text:style-name="T9"> </text:span></text:span><text:span text:style-name="Source_20_Text"><text:span text:style-name="T23">id</text:span></text:span></text:p>
                </text:list-item>
              </text:list>
            </text:list-item>
            <text:list-item>
              <text:p text:style-name="P9"><text:span text:style-name="T68">Optional:</text:span><text:span text:style-name="T69"> </text:span><text:span text:style-name="T70">none</text:span></text:p>
            </text:list-item>
            <text:list-item>
              <text:p text:style-name="P9"><text:span text:style-name="Strong_20_Emphasis"><text:span text:style-name="T57">Data </text:span></text:span><text:span text:style-name="Strong_20_Emphasis"><text:span text:style-name="T61">P</text:span></text:span><text:span text:style-name="Strong_20_Emphasis"><text:span text:style-name="T57">ara</text:span></text:span><text:span text:style-name="Strong_20_Emphasis"><text:span text:style-name="T61">meter</text:span></text:span><text:span text:style-name="Strong_20_Emphasis"><text:span text:style-name="T57">s</text:span></text:span><text:span text:style-name="Strong_20_Emphasis"><text:span text:style-name="T63">:</text:span></text:span><text:span text:style-name="Strong_20_Emphasis"><text:span text:style-name="T7"> </text:span></text:span><text:span text:style-name="T10">None</text:span></text:p>
              <text:p text:style-name="P36"/>
            </text:list-item>
          </text:list>
        </text:list-item>
        <text:list-item>
          <text:p text:style-name="P9"><text:span text:style-name="Strong_20_Emphasis"><text:span text:style-name="T58">Success Response:</text:span></text:span><text:span text:style-name="Strong_20_Emphasis"><text:span text:style-name="T7"> </text:span></text:span></text:p>
          <text:list>
            <text:list-item>
              <text:p text:style-name="P9"><text:span text:style-name="Strong_20_Emphasis"><text:span text:style-name="T57">Code</text:span></text:span><text:span text:style-name="Strong_20_Emphasis"><text:span text:style-name="T63">:</text:span></text:span><text:span text:style-name="Strong_20_Emphasis"><text:span text:style-name="T7"> </text:span></text:span><text:span text:style-name="T7">200</text:span></text:p>
            </text:list-item>
            <text:list-item>
              <text:p text:style-name="P10"><text:span text:style-name="Strong_20_Emphasis"><text:span text:style-name="T57">Content</text:span></text:span><text:span text:style-name="Strong_20_Emphasis"><text:span text:style-name="T63">: </text:span></text:span></text:p>
              <text:p text:style-name="P11"><text:span text:style-name="Strong_20_Emphasis"><text:span text:style-name="T25">{ " </text:span></text:span><text:span text:style-name="Strong_20_Emphasis"><text:span text:style-name="T26">id</text:span></text:span><text:span text:style-name="Strong_20_Emphasis"><text:span text:style-name="T25">": </text:span></text:span><text:span text:style-name="Strong_20_Emphasis"><text:span text:style-name="T26">&lt;object_id&gt;, </text:span></text:span><text:span text:style-name="Strong_20_Emphasis"><text:span text:style-name="T25">"cameraName": "&lt;camera_</text:span></text:span><text:span text:style-name="Strong_20_Emphasis"><text:span text:style-name="T26">n</text:span></text:span><text:span text:style-name="Strong_20_Emphasis"><text:span text:style-name="T25">a</text:span></text:span><text:span text:style-name="Strong_20_Emphasis"><text:span text:style-name="T26">me</text:span></text:span><text:span text:style-name="Strong_20_Emphasis"><text:span text:style-name="T25">&gt;", "start_</text:span></text:span><text:span text:style-name="Strong_20_Emphasis"><text:span text:style-name="T26">d</text:span></text:span><text:span text:style-name="Strong_20_Emphasis"><text:span text:style-name="T25">ate": "&lt;start_</text:span></text:span><text:span text:style-name="Strong_20_Emphasis"><text:span text:style-name="T26">d</text:span></text:span><text:span text:style-name="Strong_20_Emphasis"><text:span text:style-name="T25">ate&gt;", "startHour": "&lt;start</text:span></text:span><text:span text:style-name="Strong_20_Emphasis"><text:span text:style-name="T26">_h</text:span></text:span><text:span text:style-name="Strong_20_Emphasis"><text:span text:style-name="T25">our&gt;", </text:span></text:span><text:span text:style-name="Strong_20_Emphasis"><text:span text:style-name="T26">&lt;images&gt;</text:span></text:span><text:span text:style-name="Strong_20_Emphasis"><text:span text:style-name="T25">: [ {"date": "</text:span></text:span><text:span text:style-name="Strong_20_Emphasis"><text:span text:style-name="T26">&lt;fixed_date&gt;</text:span></text:span><text:span text:style-name="Strong_20_Emphasis"><text:span text:style-name="T25">", "hour": "</text:span></text:span><text:span text:style-name="Strong_20_Emphasis"><text:span text:style-name="T26">&lt;fixed_hour&gt;</text:span></text:span><text:span text:style-name="Strong_20_Emphasis"><text:span text:style-name="T25">", "</text:span></text:span><text:span text:style-name="Strong_20_Emphasis"><text:span text:style-name="T26">url</text:span></text:span><text:span text:style-name="Strong_20_Emphasis"><text:span text:style-name="T25">": "</text:span></text:span><text:span text:style-name="Strong_20_Emphasis"><text:span text:style-name="T26">&lt;image_url&gt;</text:span></text:span><text:span text:style-name="Strong_20_Emphasis"><text:span text:style-name="T25">"}, {"date": "</text:span></text:span><text:span text:style-name="Strong_20_Emphasis"><text:span text:style-name="T26">&lt;fixed_date&gt;</text:span></text:span><text:span text:style-name="Strong_20_Emphasis"><text:span text:style-name="T25">", "hour": "</text:span></text:span><text:span text:style-name="Strong_20_Emphasis"><text:span text:style-name="T26">&lt;fixed_hour&gt;</text:span></text:span><text:span text:style-name="Strong_20_Emphasis"><text:span text:style-name="T25">", "</text:span></text:span><text:span text:style-name="Strong_20_Emphasis"><text:span text:style-name="T26">url</text:span></text:span><text:span text:style-name="Strong_20_Emphasis"><text:span text:style-name="T25">": "</text:span></text:span><text:span text:style-name="Strong_20_Emphasis"><text:span text:style-name="T26">&lt;image_url&gt;</text:span></text:span><text:span text:style-name="Strong_20_Emphasis"><text:span text:style-name="T25">"}]}</text:span></text:span></text:p>
              <text:list>
                <text:list-item>
                  <text:p text:style-name="P23">TODO: Add the explanations of keys</text:p>
                </text:list-item>
              </text:list>
            </text:list-item>
            <text:list-item>
              <text:p text:style-name="P11"><text:span text:style-name="Strong_20_Emphasis"><text:span text:style-name="T60">Example</text:span></text:span><text:span text:style-name="Strong_20_Emphasis"><text:span text:style-name="T10">:</text:span></text:span><text:span text:style-name="Source_20_Text"><text:span text:style-name="T10"><text:line-break/></text:span></text:span><text:span text:style-name="Strong_20_Emphasis"><text:span text:style-name="T25">{ " </text:span></text:span><text:span text:style-name="Strong_20_Emphasis"><text:span text:style-name="T26">id</text:span></text:span><text:span text:style-name="Strong_20_Emphasis"><text:span text:style-name="T25">": </text:span></text:span><text:span text:style-name="Strong_20_Emphasis"><text:span text:style-name="T26">1</text:span></text:span><text:span text:style-name="Strong_20_Emphasis"><text:span text:style-name="T25">, "cameraName": "Camera 1", "startDate": "01/15/2016", "startHour": "22:10", "images": [ {"date": "01/15/2016", "hour": "22:01", "</text:span></text:span><text:span text:style-name="Strong_20_Emphasis"><text:span text:style-name="T26">url</text:span></text:span><text:span text:style-name="Strong_20_Emphasis"><text:span text:style-name="T25">": "assets/images/fi</text:span></text:span><text:span text:style-name="Strong_20_Emphasis"><text:span text:style-name="T26">x</text:span></text:span><text:span text:style-name="Strong_20_Emphasis"><text:span text:style-name="T25">ed</text:span></text:span><text:span text:style-name="Strong_20_Emphasis"><text:span text:style-name="T26">1</text:span></text:span><text:span text:style-name="Strong_20_Emphasis"><text:span text:style-name="T25">.JPG"}, { "date": "01/15/2018", "hour": "22:02", "</text:span></text:span><text:span text:style-name="Strong_20_Emphasis"><text:span text:style-name="T26">url</text:span></text:span><text:span text:style-name="Strong_20_Emphasis"><text:span text:style-name="T25">": "assets/images/fi</text:span></text:span><text:span text:style-name="Strong_20_Emphasis"><text:span text:style-name="T26">x</text:span></text:span><text:span text:style-name="Strong_20_Emphasis"><text:span text:style-name="T25">ed</text:span></text:span><text:span text:style-name="Strong_20_Emphasis"><text:span text:style-name="T26">2</text:span></text:span><text:span text:style-name="Strong_20_Emphasis"><text:span text:style-name="T25">.JPG"} ]}</text:span></text:span></text:p>
              <text:p text:style-name="P9"><text:span text:style-name="Source_20_Text"><text:span text:style-name="T11"/></text:span></text:p>
            </text:list-item>
          </text:list>
        </text:list-item>
        <text:list-item>
          <text:p text:style-name="P20"><text:s/><text:span text:style-name="T71">Error Response:</text:span></text:p>
          <text:list>
            <text:list-item>
              <text:p text:style-name="P9"><text:span text:style-name="T68">Code</text:span><text:span text:style-name="T69">: 400 Bad Request</text:span></text:p>
            </text:list-item>
            <text:list-item>
              <text:p text:style-name="P9"><text:span text:style-name="Strong_20_Emphasis"><text:span text:style-name="T57">Code</text:span></text:span><text:span text:style-name="Strong_20_Emphasis"><text:span text:style-name="T63">:</text:span></text:span><text:span text:style-name="Strong_20_Emphasis"><text:span text:style-name="T7"> 404 N</text:span></text:span><text:span text:style-name="Strong_20_Emphasis"><text:span text:style-name="T13">ot Found</text:span></text:span></text:p>
            </text:list-item>
            <text:list-item>
              <text:p text:style-name="P9"><text:span text:style-name="Strong_20_Emphasis"><text:span text:style-name="T59">Code</text:span></text:span><text:span text:style-name="Strong_20_Emphasis"><text:span text:style-name="T64">: </text:span></text:span><text:span text:style-name="Strong_20_Emphasis"><text:span text:style-name="T13">500 Internal Server Error</text:span></text:span></text:p>
              <text:list>
                <text:list-item>
                  <text:p text:style-name="P9"><text:span text:style-name="Strong_20_Emphasis"><text:span text:style-name="T7">Content: <text:s/></text:span></text:span><text:span text:style-name="Strong_20_Emphasis"><text:span text:style-name="T12">{"code": &lt;code&gt;, "message": "&lt;message&gt;"}</text:span></text:span><text:span text:style-name="Source_20_Text"><text:span text:style-name="T40"><text:line-break/></text:span></text:span></text:p>
                </text:list-item>
              </text:list>
            </text:list-item>
          </text:list>
        </text:list-item>
        <text:list-item>
          <text:p text:style-name="P30">Sample Call:</text:p>
          <text:list>
            <text:list-item>
              <text:p text:style-name="P9"><text:soft-page-break/><text:span text:style-name="Strong_20_Emphasis"><text:span text:style-name="T14">$ </text:span></text:span><text:span text:style-name="Strong_20_Emphasis"><text:span text:style-name="T15">curl -X GET "</text:span></text:span><text:span text:style-name="Strong_20_Emphasis"><text:span text:style-name="T48">http://localhost:4</text:span></text:span><text:span text:style-name="Strong_20_Emphasis"><text:span text:style-name="T49">3</text:span></text:span><text:span text:style-name="Strong_20_Emphasis"><text:span text:style-name="T48">00/</text:span></text:span><text:span text:style-name="Strong_20_Emphasis"><text:span text:style-name="T50">api/v1/</text:span></text:span><text:span text:style-name="Strong_20_Emphasis"><text:span text:style-name="T51">object</text:span></text:span><text:span text:style-name="Strong_20_Emphasis"><text:span text:style-name="T48">/1</text:span></text:span><text:span text:style-name="Strong_20_Emphasis"><text:span text:style-name="T15">"</text:span></text:span></text:p>
            </text:list-item>
          </text:list>
        </text:list-item>
        <text:list-item>
          <text:p text:style-name="P30">Notes:</text:p>
          <text:list>
            <text:list-item>
              <text:p text:style-name="P26">TODO</text:p>
              <text:p text:style-name="P20"/>
            </text:list-item>
          </text:list>
        </text:list-item>
        <text:list-item>
          <text:p text:style-name="P30">Response Examples:</text:p>
          <text:list>
            <text:list-item>
              <text:p text:style-name="P33">400 Bad Request</text:p>
              <text:list>
                <text:list-item>
                  <text:p text:style-name="P18"><text:span text:style-name="Strong_20_Emphasis"><text:span text:style-name="T56">development</text:span></text:span><text:span text:style-name="Strong_20_Emphasis"><text:span text:style-name="T17"> - </text:span></text:span><text:span text:style-name="Strong_20_Emphasis"><text:span text:style-name="T12">{"code": </text:span></text:span><text:span text:style-name="Strong_20_Emphasis"><text:span text:style-name="T17">30</text:span></text:span><text:span text:style-name="Strong_20_Emphasis"><text:span text:style-name="T12">, "message": "</text:span></text:span><text:span text:style-name="Strong_20_Emphasis"><text:span text:style-name="T39">This is not integer value id or a negative number (example:-1)</text:span></text:span><text:span text:style-name="Strong_20_Emphasis"><text:span text:style-name="T12">"}</text:span></text:span></text:p>
                </text:list-item>
              </text:list>
            </text:list-item>
            <text:list-item>
              <text:p text:style-name="P30">404 Not Found</text:p>
              <text:list>
                <text:list-item>
                  <text:p text:style-name="P23">TODO</text:p>
                </text:list-item>
              </text:list>
            </text:list-item>
            <text:list-item>
              <text:p text:style-name="P30">500 Internal Server Error</text:p>
              <text:list>
                <text:list-item>
                  <text:p text:style-name="P9"><text:span text:style-name="Strong_20_Emphasis"><text:span text:style-name="T55">production</text:span></text:span><text:span text:style-name="Strong_20_Emphasis"><text:span text:style-name="T17"> - </text:span></text:span><text:span text:style-name="Strong_20_Emphasis"><text:span text:style-name="T12">{"code": </text:span></text:span><text:span text:style-name="Strong_20_Emphasis"><text:span text:style-name="T18">141</text:span></text:span><text:span text:style-name="Strong_20_Emphasis"><text:span text:style-name="T12">, "message": "</text:span></text:span><text:span text:style-name="Strong_20_Emphasis"><text:span text:style-name="T19">An unknown internal error occurred.</text:span></text:span><text:span text:style-name="Strong_20_Emphasis"><text:span text:style-name="T12">"}</text:span></text:span></text:p>
                </text:list-item>
                <text:list-item>
                  <text:p text:style-name="P9"><text:span text:style-name="Strong_20_Emphasis"><text:span text:style-name="T56">development</text:span></text:span><text:span text:style-name="Strong_20_Emphasis"><text:span text:style-name="T17"> - </text:span></text:span><text:span text:style-name="Strong_20_Emphasis"><text:span text:style-name="T12">{"code": </text:span></text:span><text:span text:style-name="Strong_20_Emphasis"><text:span text:style-name="T24">141</text:span></text:span><text:span text:style-name="Strong_20_Emphasis"><text:span text:style-name="T12">, "message": "</text:span></text:span><text:span text:style-name="Strong_20_Emphasis"><text:span text:style-name="T24">A database issue appeared: &lt; Actual error&gt;</text:span></text:span><text:span text:style-name="Strong_20_Emphasis"><text:span text:style-name="T12">"}</text:span></text:span></text:p>
                </text:list-item>
              </text:list>
            </text:list-item>
          </text:list>
        </text:list-item>
      </text:list>
      <text:p text:style-name="P1"/>
      <text:p text:style-name="P6"><text:span text:style-name="T72">3.2. Merge Object</text:span><text:span text:style-name="T73"> Data</text:span></text:p>
      <text:p text:style-name="P4">Merge the data of one user in the database.</text:p>
      <text:list xml:id="list2333508306662" text:continue-numbering="true" text:style-name="L1">
        <text:list-item>
          <text:p text:style-name="P13"><text:span text:style-name="Strong_20_Emphasis"><text:span text:style-name="T41">URL:</text:span></text:span><text:span text:style-name="Strong_20_Emphasis"><text:span text:style-name="T7"><text:line-break/><text:tab/></text:span></text:span><text:span text:style-name="T8">{base-URL}</text:span><text:span text:style-name="T9">/</text:span><text:span text:style-name="T39">object</text:span></text:p>
        </text:list-item>
        <text:list-item>
          <text:p text:style-name="P13"><text:span text:style-name="Strong_20_Emphasis"><text:span text:style-name="T41">Method:</text:span></text:span><text:span text:style-name="Strong_20_Emphasis"><text:span text:style-name="T7"><text:line-break/> </text:span></text:span><text:span text:style-name="Strong_20_Emphasis"><text:span text:style-name="T21"><text:tab/></text:span></text:span><text:span text:style-name="Strong_20_Emphasis"><text:span text:style-name="T31">PUT</text:span></text:span></text:p>
        </text:list-item>
        <text:list-item>
          <text:p text:style-name="P13"><text:span text:style-name="T42">U</text:span><text:span text:style-name="T43">RL Parameters:</text:span></text:p>
          <text:list>
            <text:list-item>
              <text:p text:style-name="P13"><text:span text:style-name="T68">Required:</text:span><text:span text:style-name="T69"> <text:s/></text:span><text:span text:style-name="T10">None</text:span></text:p>
            </text:list-item>
            <text:list-item>
              <text:p text:style-name="P13"><text:span text:style-name="T68">Optional:</text:span><text:span text:style-name="T69"> <text:s/></text:span><text:span text:style-name="T10">None</text:span></text:p>
            </text:list-item>
            <text:list-item>
              <text:p text:style-name="P14"><text:span text:style-name="Strong_20_Emphasis"><text:span text:style-name="T57">Data </text:span></text:span><text:span text:style-name="Strong_20_Emphasis"><text:span text:style-name="T61">P</text:span></text:span><text:span text:style-name="Strong_20_Emphasis"><text:span text:style-name="T57">ara</text:span></text:span><text:span text:style-name="Strong_20_Emphasis"><text:span text:style-name="T61">meter</text:span></text:span><text:span text:style-name="Strong_20_Emphasis"><text:span text:style-name="T57">s</text:span></text:span><text:span text:style-name="Strong_20_Emphasis"><text:span text:style-name="T41">:</text:span></text:span><text:span text:style-name="Strong_20_Emphasis"><text:span text:style-name="T7"> </text:span></text:span></text:p>
              <text:p text:style-name="P15"><text:span text:style-name="Strong_20_Emphasis"><text:span text:style-name="T32">{“from_id”: “&lt;from_object&gt;”, “to_id”: “&lt;to_object&gt;”</text:span></text:span><text:span text:style-name="Strong_20_Emphasis"><text:span text:style-name="T33">, “</text:span></text:span><text:span text:style-name="Strong_20_Emphasis"><text:span text:style-name="T36">start_date</text:span></text:span><text:span text:style-name="Strong_20_Emphasis"><text:span text:style-name="T33">”: </text:span></text:span><text:span text:style-name="Strong_20_Emphasis"><text:span text:style-name="T36">“&lt;start_date&gt;”</text:span></text:span><text:span text:style-name="Strong_20_Emphasis"><text:span text:style-name="T32">}</text:span></text:span></text:p>
            </text:list-item>
            <text:list-item>
              <text:p text:style-name="P16"><text:span text:style-name="Strong_20_Emphasis"><text:span text:style-name="T47">Header </text:span></text:span><text:span text:style-name="Strong_20_Emphasis"><text:span text:style-name="T61">P</text:span></text:span><text:span text:style-name="Strong_20_Emphasis"><text:span text:style-name="T62">ara</text:span></text:span><text:span text:style-name="Strong_20_Emphasis"><text:span text:style-name="T61">meter</text:span></text:span><text:span text:style-name="Strong_20_Emphasis"><text:span text:style-name="T62">s: </text:span></text:span></text:p>
              <text:p text:style-name="P16"><text:span text:style-name="Strong_20_Emphasis"><text:span text:style-name="T65">{“auth”: “&lt;token&gt;” }</text:span></text:span></text:p>
            </text:list-item>
          </text:list>
        </text:list-item>
        <text:list-item>
          <text:p text:style-name="P13"><text:span text:style-name="Strong_20_Emphasis"><text:span text:style-name="T44">Success Response:</text:span></text:span><text:span text:style-name="Strong_20_Emphasis"><text:span text:style-name="T7"> </text:span></text:span></text:p>
          <text:list>
            <text:list-item>
              <text:p text:style-name="P13"><text:span text:style-name="Strong_20_Emphasis"><text:span text:style-name="T41">Code</text:span></text:span><text:span text:style-name="Strong_20_Emphasis"><text:span text:style-name="T7">: </text:span></text:span><text:span text:style-name="T7">20</text:span><text:span text:style-name="T36">0</text:span><text:span text:style-name="T28"> Accepted</text:span></text:p>
            </text:list-item>
            <text:list-item>
              <text:p text:style-name="P13"><text:span text:style-name="Strong_20_Emphasis"><text:span text:style-name="T41">Content</text:span></text:span><text:span text:style-name="Strong_20_Emphasis"><text:span text:style-name="T7">: </text:span></text:span><text:span text:style-name="Strong_20_Emphasis"><text:span text:style-name="T28">None</text:span></text:span></text:p>
              <text:p text:style-name="P13"><text:span text:style-name="Source_20_Text"><text:span text:style-name="T11"/></text:span></text:p>
            </text:list-item>
          </text:list>
        </text:list-item>
        <text:list-item>
          <text:p text:style-name="P21"><text:soft-page-break/><text:s/><text:span text:style-name="T71">Error Response:</text:span></text:p>
          <text:list>
            <text:list-item>
              <text:p text:style-name="P21"><text:span text:style-name="T71">Code</text:span>: 400 Bad Request</text:p>
            </text:list-item>
            <text:list-item>
              <text:p text:style-name="P21"><text:span text:style-name="T71">Code</text:span>: 401 Unauthorized</text:p>
            </text:list-item>
            <text:list-item>
              <text:p text:style-name="P13"><text:span text:style-name="Strong_20_Emphasis"><text:span text:style-name="T45">Code</text:span></text:span><text:span text:style-name="Strong_20_Emphasis"><text:span text:style-name="T12">: </text:span></text:span><text:span text:style-name="Strong_20_Emphasis"><text:span text:style-name="T13">403 Forbidden</text:span></text:span></text:p>
            </text:list-item>
            <text:list-item>
              <text:p text:style-name="P13"><text:span text:style-name="Strong_20_Emphasis"><text:span text:style-name="T41">Code</text:span></text:span><text:span text:style-name="Strong_20_Emphasis"><text:span text:style-name="T7">: 404 N</text:span></text:span><text:span text:style-name="Strong_20_Emphasis"><text:span text:style-name="T13">ot Found</text:span></text:span></text:p>
            </text:list-item>
            <text:list-item>
              <text:p text:style-name="P13"><text:span text:style-name="Strong_20_Emphasis"><text:span text:style-name="T46">Code</text:span></text:span><text:span text:style-name="Strong_20_Emphasis"><text:span text:style-name="T13">: 500 Internal Server Error</text:span></text:span></text:p>
              <text:list>
                <text:list-item>
                  <text:p text:style-name="P13"><text:span text:style-name="Strong_20_Emphasis"><text:span text:style-name="T7">Content: <text:s/></text:span></text:span><text:span text:style-name="Strong_20_Emphasis"><text:span text:style-name="T12">{"code": &lt;code&gt;, "message": "&lt;message&gt;"}</text:span></text:span><text:span text:style-name="Source_20_Text"><text:span text:style-name="T40"><text:line-break/></text:span></text:span></text:p>
                </text:list-item>
              </text:list>
            </text:list-item>
          </text:list>
        </text:list-item>
        <text:list-item>
          <text:p text:style-name="P31">Sample Call:</text:p>
          <text:list>
            <text:list-item>
              <text:p text:style-name="P15"><text:span text:style-name="Strong_20_Emphasis"><text:span text:style-name="T14">$ </text:span></text:span><text:span text:style-name="Strong_20_Emphasis"><text:span text:style-name="T15">curl -X </text:span></text:span><text:span text:style-name="Strong_20_Emphasis"><text:span text:style-name="T29">P</text:span></text:span><text:span text:style-name="Strong_20_Emphasis"><text:span text:style-name="T32">U</text:span></text:span><text:span text:style-name="Strong_20_Emphasis"><text:span text:style-name="T29">T</text:span></text:span><text:span text:style-name="Strong_20_Emphasis"><text:span text:style-name="T15"> "</text:span></text:span><text:a xlink:type="simple" xlink:href="http://localhost:4300/api/v1/traffic" text:style-name="Internet_20_link" text:visited-style-name="Visited_20_Internet_20_Link"><text:span text:style-name="Strong_20_Emphasis"><text:span text:style-name="T48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49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48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50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54">o</text:span></text:span></text:a><text:span text:style-name="T54">bject</text:span><text:span text:style-name="Strong_20_Emphasis"><text:span text:style-name="T15">" </text:span></text:span><text:span text:style-name="Strong_20_Emphasis"><text:span text:style-name="T30"><text:s/></text:span></text:span><text:span text:style-name="Strong_20_Emphasis"><text:span text:style-name="T32">--data '{“from_id”: 2, “to_id”: 1, </text:span></text:span><text:span text:style-name="Strong_20_Emphasis"><text:span text:style-name="T33">“</text:span></text:span><text:span text:style-name="Strong_20_Emphasis"><text:span text:style-name="T36">start_date</text:span></text:span><text:span text:style-name="Strong_20_Emphasis"><text:span text:style-name="T33">”: </text:span></text:span><text:span text:style-name="Strong_20_Emphasis"><text:span text:style-name="T36">“01.01.2017”</text:span></text:span><text:span text:style-name="Strong_20_Emphasis"><text:span text:style-name="T32">}' -H "</text:span></text:span><text:span text:style-name="Strong_20_Emphasis"><text:span text:style-name="T38">{“</text:span></text:span><text:span text:style-name="Strong_20_Emphasis"><text:span text:style-name="T32">Content-type”: “application/json”, “</text:span></text:span><text:span text:style-name="Strong_20_Emphasis"><text:span text:style-name="T38">auth</text:span></text:span><text:span text:style-name="Strong_20_Emphasis"><text:span text:style-name="T32">”: “</text:span></text:span><text:span text:style-name="Strong_20_Emphasis"><text:span text:style-name="T38">token_content</text:span></text:span><text:span text:style-name="Strong_20_Emphasis"><text:span text:style-name="T32">”</text:span></text:span><text:span text:style-name="Strong_20_Emphasis"><text:span text:style-name="T38">}</text:span></text:span><text:span text:style-name="Strong_20_Emphasis"><text:span text:style-name="T32">"</text:span></text:span></text:p>
            </text:list-item>
          </text:list>
        </text:list-item>
        <text:list-item>
          <text:p text:style-name="P31">Notes</text:p>
          <text:list>
            <text:list-item>
              <text:p text:style-name="P27">TODO</text:p>
            </text:list-item>
          </text:list>
        </text:list-item>
        <text:list-item>
          <text:p text:style-name="P31">Response Examples:</text:p>
          <text:list>
            <text:list-item>
              <text:p text:style-name="P34">400 Bad Request</text:p>
              <text:list>
                <text:list-item>
                  <text:p text:style-name="P29"><text:span text:style-name="Strong_20_Emphasis"><text:span text:style-name="T2">development</text:span></text:span><text:span text:style-name="Strong_20_Emphasis"><text:span text:style-name="T3"> - </text:span></text:span><text:span text:style-name="Strong_20_Emphasis"><text:span text:style-name="T4">{"code": </text:span></text:span><text:span text:style-name="Strong_20_Emphasis"><text:span text:style-name="T3">30</text:span></text:span><text:span text:style-name="Strong_20_Emphasis"><text:span text:style-name="T4">, "message": "</text:span></text:span><text:span text:style-name="Strong_20_Emphasis"><text:span text:style-name="T6">This is not integer value ids or a negative number (example:-1)</text:span></text:span><text:span text:style-name="Strong_20_Emphasis"><text:span text:style-name="T5">.</text:span></text:span><text:span text:style-name="Strong_20_Emphasis"><text:span text:style-name="T4">"}</text:span></text:span></text:p>
                </text:list-item>
              </text:list>
            </text:list-item>
            <text:list-item>
              <text:p text:style-name="P34">401 Unauthorized</text:p>
              <text:list>
                <text:list-item>
                  <text:p text:style-name="P12"><text:span text:style-name="Strong_20_Emphasis"><text:span text:style-name="T12">{"code": &lt;code&gt;, "message": "</text:span></text:span><text:span text:style-name="Strong_20_Emphasis"><text:span text:style-name="T13">The access token used in the request is incorrect or has expired</text:span></text:span><text:span text:style-name="Strong_20_Emphasis"><text:span text:style-name="T12">"}</text:span></text:span></text:p>
                </text:list-item>
                <text:list-item>
                  <text:p text:style-name="P12"><text:span text:style-name="Strong_20_Emphasis"><text:span text:style-name="T12">{"code": &lt;code&gt;, "message": "</text:span></text:span><text:span text:style-name="Strong_20_Emphasis"><text:span text:style-name="T16">No authentication token was provided in </text:span></text:span><text:span text:style-name="Strong_20_Emphasis"><text:span text:style-name="T35">the</text:span></text:span><text:span text:style-name="Strong_20_Emphasis"><text:span text:style-name="T16"> request</text:span></text:span><text:span text:style-name="Strong_20_Emphasis"><text:span text:style-name="T12">"}</text:span></text:span></text:p>
                </text:list-item>
              </text:list>
            </text:list-item>
            <text:list-item>
              <text:p text:style-name="P31">403 Forbidden</text:p>
              <text:list>
                <text:list-item>
                  <text:p text:style-name="P13"><text:span text:style-name="Strong_20_Emphasis"><text:span text:style-name="T12">{"code": &lt;code&gt;, "message": "</text:span></text:span><text:span text:style-name="Strong_20_Emphasis"><text:span text:style-name="T16">You are not authorized to perform this action</text:span></text:span><text:span text:style-name="Strong_20_Emphasis"><text:span text:style-name="T12">"}</text:span></text:span></text:p>
                </text:list-item>
              </text:list>
            </text:list-item>
            <text:list-item>
              <text:p text:style-name="P31">404 Not Found</text:p>
              <text:list>
                <text:list-item>
                  <text:p text:style-name="P24">TODO</text:p>
                </text:list-item>
              </text:list>
            </text:list-item>
            <text:list-item>
              <text:p text:style-name="P31">500 Internal Server Error</text:p>
              <text:list>
                <text:list-item>
                  <text:p text:style-name="P12"><text:span text:style-name="Strong_20_Emphasis"><text:span text:style-name="T12">{"code": &lt;code&gt;, "message": "</text:span></text:span><text:span text:style-name="Strong_20_Emphasis"><text:span text:style-name="T19">An unknown internal error occurred.</text:span></text:span><text:span text:style-name="Strong_20_Emphasis"><text:span text:style-name="T12">"</text:span>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8"/>
      <text:p text:style-name="P8"/>
      <text:p text:style-name="P8"/>
      <text:p text:style-name="P8"><text:soft-page-break/></text:p>
      <text:p text:style-name="P37">3.<text:span text:style-name="T76">3</text:span>. <text:span text:style-name="T76">Delete</text:span> Object</text:p>
      <text:p text:style-name="P5"><text:span text:style-name="T76">Delete</text:span> the data of one user in the database.</text:p>
      <text:list xml:id="list2334440384928" text:continue-numbering="true" text:style-name="L1">
        <text:list-item>
          <text:p text:style-name="P15"><text:span text:style-name="Strong_20_Emphasis"><text:span text:style-name="T41">URL:</text:span></text:span><text:span text:style-name="Strong_20_Emphasis"><text:span text:style-name="T7"><text:line-break/><text:tab/></text:span></text:span><text:span text:style-name="T8">{base-URL}</text:span><text:span text:style-name="T9">/</text:span><text:span text:style-name="T36">object</text:span><text:span text:style-name="T9">/:</text:span><text:span text:style-name="T20">[</text:span><text:span text:style-name="T25">object</text:span><text:span text:style-name="T20">]</text:span></text:p>
        </text:list-item>
        <text:list-item>
          <text:p text:style-name="P15"><text:span text:style-name="Strong_20_Emphasis"><text:span text:style-name="T41">Method:</text:span></text:span><text:span text:style-name="Strong_20_Emphasis"><text:span text:style-name="T7"><text:line-break/> </text:span></text:span><text:span text:style-name="Strong_20_Emphasis"><text:span text:style-name="T21"><text:tab/></text:span></text:span><text:span text:style-name="Strong_20_Emphasis"><text:span text:style-name="T36">DELETE</text:span></text:span></text:p>
        </text:list-item>
        <text:list-item>
          <text:p text:style-name="P15"><text:span text:style-name="T42">U</text:span><text:span text:style-name="T43">RL Parameters:</text:span></text:p>
          <text:list>
            <text:list-item>
              <text:p text:style-name="P15"><text:span text:style-name="T68">Required:</text:span><text:span text:style-name="T69"> <text:s/></text:span></text:p>
              <text:list>
                <text:list-item>
                  <text:p text:style-name="P15"><text:span text:style-name="Strong_20_Emphasis"><text:span text:style-name="T10">ob</text:span></text:span><text:span text:style-name="Strong_20_Emphasis"><text:span text:style-name="T25">ject</text:span></text:span><text:span text:style-name="Source_20_Text"><text:span text:style-name="T10">=[string] – </text:span></text:span><text:span text:style-name="Source_20_Text"><text:span text:style-name="T22">the </text:span></text:span><text:span text:style-name="Source_20_Text"><text:span text:style-name="T25">object</text:span></text:span><text:span text:style-name="Source_20_Text"><text:span text:style-name="T9"> </text:span></text:span><text:span text:style-name="Source_20_Text"><text:span text:style-name="T23">id</text:span></text:span></text:p>
                </text:list-item>
              </text:list>
            </text:list-item>
            <text:list-item>
              <text:p text:style-name="P15"><text:span text:style-name="T68">Optional:</text:span><text:span text:style-name="T69"> <text:s/></text:span><text:span text:style-name="T10">None</text:span></text:p>
            </text:list-item>
            <text:list-item>
              <text:p text:style-name="P17"><text:span text:style-name="Strong_20_Emphasis"><text:span text:style-name="T57">Data </text:span></text:span><text:span text:style-name="Strong_20_Emphasis"><text:span text:style-name="T61">P</text:span></text:span><text:span text:style-name="Strong_20_Emphasis"><text:span text:style-name="T57">ara</text:span></text:span><text:span text:style-name="Strong_20_Emphasis"><text:span text:style-name="T61">meter</text:span></text:span><text:span text:style-name="Strong_20_Emphasis"><text:span text:style-name="T57">s</text:span></text:span><text:span text:style-name="Strong_20_Emphasis"><text:span text:style-name="T41">: </text:span></text:span><text:span text:style-name="Strong_20_Emphasis"><text:span text:style-name="T38">None</text:span></text:span></text:p>
            </text:list-item>
            <text:list-item>
              <text:p text:style-name="P17"><text:span text:style-name="Strong_20_Emphasis"><text:span text:style-name="T47">Header </text:span></text:span><text:span text:style-name="Strong_20_Emphasis"><text:span text:style-name="T61">P</text:span></text:span><text:span text:style-name="Strong_20_Emphasis"><text:span text:style-name="T62">ara</text:span></text:span><text:span text:style-name="Strong_20_Emphasis"><text:span text:style-name="T61">meter</text:span></text:span><text:span text:style-name="Strong_20_Emphasis"><text:span text:style-name="T62">s:</text:span></text:span></text:p>
              <text:p text:style-name="P17"><text:span text:style-name="Strong_20_Emphasis"><text:span text:style-name="T65">{“auth”: “&lt;token&gt;”}</text:span></text:span></text:p>
            </text:list-item>
          </text:list>
        </text:list-item>
        <text:list-item>
          <text:p text:style-name="P15"><text:span text:style-name="Strong_20_Emphasis"><text:span text:style-name="T44">Success Response:</text:span></text:span><text:span text:style-name="Strong_20_Emphasis"><text:span text:style-name="T7"> </text:span></text:span></text:p>
          <text:list>
            <text:list-item>
              <text:p text:style-name="P15"><text:span text:style-name="Strong_20_Emphasis"><text:span text:style-name="T41">Code</text:span></text:span><text:span text:style-name="Strong_20_Emphasis"><text:span text:style-name="T7">: </text:span></text:span><text:span text:style-name="T7">20</text:span><text:span text:style-name="T36">0</text:span></text:p>
            </text:list-item>
            <text:list-item>
              <text:p text:style-name="P15"><text:span text:style-name="Strong_20_Emphasis"><text:span text:style-name="T41">Content</text:span></text:span><text:span text:style-name="Strong_20_Emphasis"><text:span text:style-name="T7">: </text:span></text:span><text:span text:style-name="Strong_20_Emphasis"><text:span text:style-name="T28">None</text:span></text:span></text:p>
              <text:p text:style-name="P15"/>
            </text:list-item>
          </text:list>
        </text:list-item>
        <text:list-item>
          <text:p text:style-name="P22"><text:s/><text:span text:style-name="T71">Error Response:</text:span></text:p>
          <text:list>
            <text:list-item>
              <text:p text:style-name="P22"><text:span text:style-name="T71">Code</text:span>: 400 Bad Request</text:p>
            </text:list-item>
            <text:list-item>
              <text:p text:style-name="P22"><text:span text:style-name="T71">Code</text:span>: 401 Unauthorized</text:p>
            </text:list-item>
            <text:list-item>
              <text:p text:style-name="P15"><text:span text:style-name="Strong_20_Emphasis"><text:span text:style-name="T45">Code</text:span></text:span><text:span text:style-name="Strong_20_Emphasis"><text:span text:style-name="T12">: </text:span></text:span><text:span text:style-name="Strong_20_Emphasis"><text:span text:style-name="T13">403 Forbidden</text:span></text:span></text:p>
            </text:list-item>
            <text:list-item>
              <text:p text:style-name="P15"><text:span text:style-name="Strong_20_Emphasis"><text:span text:style-name="T41">Code</text:span></text:span><text:span text:style-name="Strong_20_Emphasis"><text:span text:style-name="T7">: 404 N</text:span></text:span><text:span text:style-name="Strong_20_Emphasis"><text:span text:style-name="T13">ot Found</text:span></text:span></text:p>
            </text:list-item>
            <text:list-item>
              <text:p text:style-name="P15"><text:span text:style-name="Strong_20_Emphasis"><text:span text:style-name="T46">Code</text:span></text:span><text:span text:style-name="Strong_20_Emphasis"><text:span text:style-name="T13">: 500 Internal Server Error</text:span></text:span></text:p>
              <text:list>
                <text:list-item>
                  <text:p text:style-name="P15"><text:span text:style-name="Strong_20_Emphasis"><text:span text:style-name="T7">Content: <text:s/></text:span></text:span><text:span text:style-name="Strong_20_Emphasis"><text:span text:style-name="T12">{"code": &lt;code&gt;, "message": "&lt;message&gt;"}</text:span></text:span><text:span text:style-name="Source_20_Text"><text:span text:style-name="T40"><text:line-break/></text:span></text:span></text:p>
                </text:list-item>
              </text:list>
            </text:list-item>
          </text:list>
        </text:list-item>
        <text:list-item>
          <text:p text:style-name="P32">Sample Call:</text:p>
          <text:list>
            <text:list-item>
              <text:p text:style-name="P15"><text:span text:style-name="Strong_20_Emphasis"><text:span text:style-name="T14">$ </text:span></text:span><text:span text:style-name="Strong_20_Emphasis"><text:span text:style-name="T15">curl -X </text:span></text:span><text:span text:style-name="Strong_20_Emphasis"><text:span text:style-name="T37">DELETE</text:span></text:span><text:span text:style-name="Strong_20_Emphasis"><text:span text:style-name="T15"> "</text:span></text:span><text:a xlink:type="simple" xlink:href="http://localhost:4300/api/v1/traffic" text:style-name="Internet_20_link" text:visited-style-name="Visited_20_Internet_20_Link"><text:span text:style-name="Strong_20_Emphasis"><text:span text:style-name="T48">http://localhost:4</text:span></text:span></text:a><text:a xlink:type="simple" xlink:href="http://localhost:4300/api/v1/traffic" text:style-name="Internet_20_link" text:visited-style-name="Visited_20_Internet_20_Link"><text:span text:style-name="Strong_20_Emphasis"><text:span text:style-name="T49">3</text:span></text:span></text:a><text:a xlink:type="simple" xlink:href="http://localhost:4300/api/v1/traffic" text:style-name="Internet_20_link" text:visited-style-name="Visited_20_Internet_20_Link"><text:span text:style-name="Strong_20_Emphasis"><text:span text:style-name="T48">00/</text:span></text:span></text:a><text:a xlink:type="simple" xlink:href="http://localhost:4300/api/v1/traffic" text:style-name="Internet_20_link" text:visited-style-name="Visited_20_Internet_20_Link"><text:span text:style-name="Strong_20_Emphasis"><text:span text:style-name="T50">api/v1/</text:span></text:span></text:a><text:a xlink:type="simple" xlink:href="http://localhost:4300/api/v1/traffic" text:style-name="Internet_20_link" text:visited-style-name="Visited_20_Internet_20_Link"><text:span text:style-name="Strong_20_Emphasis"><text:span text:style-name="T53">o</text:span></text:span></text:a><text:span text:style-name="T53">bject/1</text:span><text:span text:style-name="Strong_20_Emphasis"><text:span text:style-name="T15">" </text:span></text:span><text:span text:style-name="Strong_20_Emphasis"><text:span text:style-name="T30"><text:s/></text:span></text:span><text:span text:style-name="Strong_20_Emphasis"><text:span text:style-name="T32"><text:s/>-H "</text:span></text:span><text:span text:style-name="Strong_20_Emphasis"><text:span text:style-name="T38">{“</text:span></text:span><text:span text:style-name="Strong_20_Emphasis"><text:span text:style-name="T32">Content-type</text:span></text:span><text:span text:style-name="Strong_20_Emphasis"><text:span text:style-name="T38">”</text:span></text:span><text:span text:style-name="Strong_20_Emphasis"><text:span text:style-name="T32">: “application/json”, “</text:span></text:span><text:span text:style-name="Strong_20_Emphasis"><text:span text:style-name="T38">auth</text:span></text:span><text:span text:style-name="Strong_20_Emphasis"><text:span text:style-name="T32">”: “</text:span></text:span><text:span text:style-name="Strong_20_Emphasis"><text:span text:style-name="T38">token content</text:span></text:span><text:span text:style-name="Strong_20_Emphasis"><text:span text:style-name="T32">”</text:span></text:span><text:span text:style-name="Strong_20_Emphasis"><text:span text:style-name="T38">}</text:span></text:span><text:span text:style-name="Strong_20_Emphasis"><text:span text:style-name="T32">"</text:span></text:span></text:p>
            </text:list-item>
          </text:list>
        </text:list-item>
        <text:list-item>
          <text:p text:style-name="P32">Notes:</text:p>
          <text:list>
            <text:list-item>
              <text:p text:style-name="P28">TODO</text:p>
            </text:list-item>
          </text:list>
        </text:list-item>
        <text:list-item>
          <text:p text:style-name="P32">Response Examples:</text:p>
          <text:list>
            <text:list-item>
              <text:p text:style-name="P35">400 Bad Request</text:p>
              <text:list>
                <text:list-item>
                  <text:p text:style-name="P29"><text:soft-page-break/><text:span text:style-name="Strong_20_Emphasis"><text:span text:style-name="T2">development</text:span></text:span><text:span text:style-name="Strong_20_Emphasis"><text:span text:style-name="T3"> - </text:span></text:span><text:span text:style-name="Strong_20_Emphasis"><text:span text:style-name="T4">{"code": </text:span></text:span><text:span text:style-name="Strong_20_Emphasis"><text:span text:style-name="T3">30</text:span></text:span><text:span text:style-name="Strong_20_Emphasis"><text:span text:style-name="T4">, "message": "</text:span></text:span><text:span text:style-name="Strong_20_Emphasis"><text:span text:style-name="T6">This is not integer value id or a negative number (example:-1)</text:span></text:span><text:span text:style-name="Strong_20_Emphasis"><text:span text:style-name="T5">.</text:span></text:span><text:span text:style-name="Strong_20_Emphasis"><text:span text:style-name="T4">"}</text:span></text:span></text:p>
                </text:list-item>
              </text:list>
            </text:list-item>
            <text:list-item>
              <text:p text:style-name="P35">401 Unauthorized</text:p>
              <text:list>
                <text:list-item>
                  <text:p text:style-name="P15"><text:span text:style-name="Strong_20_Emphasis"><text:span text:style-name="T12">{"code": &lt;code&gt;, "message": "</text:span></text:span><text:span text:style-name="Strong_20_Emphasis"><text:span text:style-name="T13">The access token used in the request is incorrect or has expired</text:span></text:span><text:span text:style-name="Strong_20_Emphasis"><text:span text:style-name="T12">"}</text:span></text:span></text:p>
                </text:list-item>
                <text:list-item>
                  <text:p text:style-name="P15"><text:span text:style-name="Strong_20_Emphasis"><text:span text:style-name="T12">{"code": &lt;code&gt;, "message": "</text:span></text:span><text:span text:style-name="Strong_20_Emphasis"><text:span text:style-name="T16">No authentication token was provided in </text:span></text:span><text:span text:style-name="Strong_20_Emphasis"><text:span text:style-name="T35">the</text:span></text:span><text:span text:style-name="Strong_20_Emphasis"><text:span text:style-name="T16"> request</text:span></text:span><text:span text:style-name="Strong_20_Emphasis"><text:span text:style-name="T12">"}</text:span></text:span></text:p>
                </text:list-item>
              </text:list>
            </text:list-item>
            <text:list-item>
              <text:p text:style-name="P32">403 Forbidden</text:p>
              <text:list>
                <text:list-item>
                  <text:p text:style-name="P15"><text:span text:style-name="Strong_20_Emphasis"><text:span text:style-name="T12">{"code": &lt;code&gt;, "message": "</text:span></text:span><text:span text:style-name="Strong_20_Emphasis"><text:span text:style-name="T16">You are not authorized to perform this action</text:span></text:span><text:span text:style-name="Strong_20_Emphasis"><text:span text:style-name="T12">"}</text:span></text:span></text:p>
                </text:list-item>
              </text:list>
            </text:list-item>
            <text:list-item>
              <text:p text:style-name="P32">404 Not Found</text:p>
              <text:list>
                <text:list-item>
                  <text:p text:style-name="P25">TODO</text:p>
                </text:list-item>
              </text:list>
            </text:list-item>
            <text:list-item>
              <text:p text:style-name="P32">500 Internal Server Error</text:p>
              <text:list>
                <text:list-item>
                  <text:p text:style-name="P15"><text:span text:style-name="Strong_20_Emphasis"><text:span text:style-name="T12">{"code": &lt;code&gt;, "message": "</text:span></text:span><text:span text:style-name="Strong_20_Emphasis"><text:span text:style-name="T19">An unknown internal error occurred.</text:span></text:span><text:span text:style-name="Strong_20_Emphasis"><text:span text:style-name="T12">"</text:span></text:span></text:p>
                </text:list-item>
              </text:list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Strong_20_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style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2:32:38.173358234</meta:creation-date>
    <dc:date>2017-07-27T00:23:32.527459355</dc:date>
    <meta:editing-duration>PT7M1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5" meta:paragraph-count="112" meta:word-count="605" meta:character-count="3856" meta:non-whitespace-character-count="3427"/>
  </office:meta>
</office:document-meta>
</file>